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3d2d6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fo:font-style="italic" fo:font-weight="normal" officeooo:paragraph-rsid="0043d2d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9.14999961853027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3d2d6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Standard">
      <style:text-properties fo:font-size="14pt" officeooo:paragraph-rsid="0043d2d6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d2d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5b0e1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2">RECOMMANDÉ</text:p>
          </table:table-cell>
        </table:table-row>
      </table:table>
      <text:p text:style-name="P9"/>
      <text:p text:style-name="P4">Transmis <text:span text:style-name="T7">des plans modificatifs d’un permis unique</text:span></text:p>
      <text:p text:style-name="P3"/>
      <text:p text:style-name="P13"/>
      <text:p text:style-name="P6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onsieur le Fonctionnaire technique</text:span>,</text:p>
      <text:p text:style-name="P7"/>
      <text:p text:style-name="P8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3d2d6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fo:font-style="italic" fo:font-weight="normal" officeooo:paragraph-rsid="0043d2d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9.14999961853027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3d2d6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Standard">
      <style:text-properties fo:font-size="14pt" officeooo:paragraph-rsid="0043d2d6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d2d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5b0e1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2">RECOMMANDÉ</text:p>
          </table:table-cell>
        </table:table-row>
      </table:table>
      <text:p text:style-name="P9"/>
      <text:p text:style-name="P4">Transmis <text:span text:style-name="T7">des plans modificatifs d’un permis unique</text:span></text:p>
      <text:p text:style-name="P3"/>
      <text:p text:style-name="P13"/>
      <text:p text:style-name="P6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onsieur le Fonctionnaire technique</text:span>,</text:p>
      <text:p text:style-name="P7"/>
      <text:p text:style-name="P8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3d2d6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fo:font-style="italic" fo:font-weight="normal" officeooo:paragraph-rsid="0043d2d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9.14999961853027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3d2d6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Standard">
      <style:text-properties fo:font-size="14pt" officeooo:paragraph-rsid="0043d2d6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d2d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5b0e1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2">RECOMMANDÉ</text:p>
          </table:table-cell>
        </table:table-row>
      </table:table>
      <text:p text:style-name="P9"/>
      <text:p text:style-name="P4">Transmis <text:span text:style-name="T7">des plans modificatifs d’un permis unique</text:span></text:p>
      <text:p text:style-name="P3"/>
      <text:p text:style-name="P13"/>
      <text:p text:style-name="P6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onsieur le Fonctionnaire technique</text:span>,</text:p>
      <text:p text:style-name="P7"/>
      <text:p text:style-name="P8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text-properties fo:font-size="10.5pt" officeooo:paragraph-rsid="0043d2d6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fo:font-style="italic" fo:font-weight="normal" officeooo:paragraph-rsid="0043d2d6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9.14999961853027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43d2d6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7" style:parent-style-name="UrbanBody"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9" style:parent-style-name="Standard">
      <style:text-properties fo:font-size="14pt" officeooo:paragraph-rsid="0043d2d6" style:font-name="Arial" style:font-size-asian="14pt" style:font-size-complex="14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3d2d6" style:font-name="Arial" style:font-size-asian="10pt" style:font-size-complex="10pt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3d2d6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style="normal" fo:font-variant="normal" fo:font-weight="normal" fo:text-transform="none" style:font-name="Arial" style:font-size-asian="11pt" style:font-size-complex="11pt" style:font-style-asian="normal" style:font-style-complex="normal" style:font-weight-asian="normal" style:font-weight-complex="normal" style:use-window-font-color="tru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officeooo:rsid="002e6cab"/>
    </style:style>
    <style:style style:family="text" style:name="T8">
      <style:text-properties fo:background-color="#fff200" fo:color="#ce181e" loext:char-shading-value="0" officeooo:rsid="002cf8be"/>
    </style:style>
    <style:style style:family="text" style:name="T9">
      <style:text-properties officeooo:rsid="00362119"/>
    </style:style>
    <style:style style:family="text" style:name="T10">
      <style:text-properties officeooo:rsid="0035b0e1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8">VILLE</text:span></text:p>
            <text:p text:style-name="P2">ADRESSE</text:p>
            <text:p text:style-name="P12">RECOMMANDÉ</text:p>
          </table:table-cell>
        </table:table-row>
      </table:table>
      <text:p text:style-name="P9"/>
      <text:p text:style-name="P4">Transmis <text:span text:style-name="T7">des plans modificatifs d’un permis unique</text:span></text:p>
      <text:p text:style-name="P3"/>
      <text:p text:style-name="P13"/>
      <text:p text:style-name="P6"/>
      <text:p text:style-name="P7"><office:annotation><dc:creator>Gauthier Bastien</dc:creator><dc:date>2011-02-16T16:12:24</dc:date><text:p text:style-name="P14"><text:span text:style-name="T15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4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0">Monsieur le Fonctionnaire technique</text:span>,</text:p>
      <text:p text:style-name="P7"/>
      <text:p text:style-name="P8">Conformément au prescrit <text:span text:style-name="T6">du Code de l'Environnement</text:span>, nous vous prions de trouver, sous ce pli, <text:span text:style-name="T6">deux</text:span> exemplaire<text:span text:style-name="T6">s</text:span> <text:span text:style-name="T7">des plans modificatifs et du corollaire de notice d’évaluation des incidences environnementales introduits</text:span> le <text:span text:style-name="T4"><text:text-input text:description="Date du récépissé">tool.formatDate(self.getLastModification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7"/>
      <text:p text:style-name="P7">Nous vous en souhaitons bonne réception et nous vous prions d'agréer, <text:span text:style-name="T10">Monsieur le Fonctionnaire technique</text:span>, nos salutations distinguées.</text:p>
      <text:p text:style-name="P7"/>
      <text:p text:style-name="P7"><office:annotation><dc:creator>Gauthier Bastien</dc:creator><dc:date>2011-01-13T14:56:41</dc:date><text:p text:style-name="P14"><text:span text:style-name="T13">do text</text:span></text:p><text:p text:style-name="P14"><text:span text:style-name="T13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2:33.229656916</dc:date>
    <dc:language>fr-FR</dc:language>
    <meta:editing-cycles>124</meta:editing-cycles>
    <meta:editing-duration>P1DT9H26M55S</meta:editing-duration>
    <meta:document-statistic meta:table-count="1" meta:image-count="0" meta:object-count="0" meta:page-count="1" meta:paragraph-count="14" meta:word-count="128" meta:character-count="1001" meta:non-whitespace-character-count="907"/>
    <meta:user-defined meta:name="Info 1"/>
    <meta:user-defined meta:name="Info 2"/>
    <meta:user-defined meta:name="Info 3"/>
    <meta:user-defined meta:name="Info 4"/>
  </office:meta>
</office:document-meta>
</file>